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027484816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1027484432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text:id="ct1027484912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1027488064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1027488160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text:id="ct1027488560">
          <text:insertion>
            <office:change-info>
              <dc:creator>Bob Jacobsen</dc:creator>
              <dc:date>2010-10-11T00:51:00</dc:date>
            </office:change-info>
          </text:insertion>
        </text:changed-region>
        <text:changed-region text:id="ct1027491952">
          <text:deletion>
            <office:change-info>
              <dc:creator>Bob Jacobsen</dc:creator>
              <dc:date>2010-10-10T20:29:00</dc:date>
            </office:change-info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654234423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h text:style-name="Heading_20_1" text:outline-level="1"/>
          </text:deletion>
        </text:changed-region>
        <text:changed-region text:id="ct1027492048">
          <text:insertion>
            <office:change-info>
              <dc:creator>Bob Jacobsen</dc:creator>
              <dc:date>2010-10-10T20:29:00</dc:date>
            </office:change-info>
          </text:insertion>
        </text:changed-region>
        <text:changed-region text:id="ct1027490224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change-start text:change-id="ct1027484816"/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<text:change-end text:change-id="ct1027484816"/><text:change text:change-id="ct1027484432"/><text:change-start text:change-id="ct1027484912"/>References and Context (Normative)<text:change-end text:change-id="ct1027484912"/></text:h>
      <text:p text:style-name="Standard"><text:change text:change-id="ct1027488064"/><text:change-start text:change-id="ct1027488160"/>Citations to other docs, as needed.<text:change-end text:change-id="ct1027488160"/> <text:change-start text:change-id="ct1027488560"/></text:p>
      <text:p text:style-name="Standard">For more information on format and presentation, see: </text:p>
      <text:list xml:id="list312578918" text:style-name="L2">
        <text:list-item>
          <text:p text:style-name="P12">OpenLCB Common Information Technical Note<text:change-end text:change-id="ct1027488560"/></text:p>
        </text:list-item>
      </text:list>
      <text:h text:style-name="Heading_20_1" text:outline-level="1"><text:change text:change-id="ct1027491952"/><text:change-start text:change-id="ct1027492048"/>Stuff<text:change-end text:change-id="ct1027492048"/><text:change-start text:change-id="ct1027490224"/></text:h>
      <text:p text:style-name="Standard"><text:change-end text:change-id="ct102749022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05327763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05327777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053277632"/><text:change-start text:change-id="ct1053277776"/>OpenLCB-TCP Message Network Standard<text:change-end text:change-id="ct1053277776"/></text:p>
      </style:header>
      <style:footer>
        <text:tracked-changes>
          <text:changed-region text:id="ct105327185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05327700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05327710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053271856"/><text:change-start text:change-id="ct1053277008"/><text:span text:style-name="MT2">Copyright 2010, by J. Day, D. Harris, B. Jacobsen, and A. Shepherd</text:span><text:change-end text:change-id="ct1053277008"/><text:change text:change-id="ct1053277104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1:41.99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05329206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05329068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053290784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text:id="ct1053289552">
            <text:deletion>
              <office:change-info>
                <dc:creator>Bob Jacobsen</dc:creator>
                <dc:date>2010-10-10T20:28:00</dc:date>
              </office:change-info>
              <text:p text:style-name="MP7">(title)</text:p>
            </text:deletion>
          </text:changed-region>
          <text:changed-region text:id="ct1053289680">
            <text:insertion>
              <office:change-info>
                <dc:creator>Bob Jacobsen</dc:creator>
                <dc:date>2010-10-10T20:28:00</dc:date>
              </office:change-info>
            </text:insertion>
          </text:changed-region>
          <text:changed-region text:id="ct105328790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009491072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text:id="ct105329420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053294336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53292064"/><text:change-start text:change-id="ct1053290688"/>OpenLCB S<text:change-end text:change-id="ct1053290688"/><text:change-start text:change-id="ct1053290784"/>tandard<text:change-end text:change-id="ct105329078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53289552"/><text:change-start text:change-id="ct1053289680"/>OpenLCB-TCP Message Network<text:change-end text:change-id="ct105328968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053287904"/><text:change-start text:change-id="ct1009491072"/><text:date style:data-style-name="N75" text:date-value="2010-10-14T08:41:41.99">Oct 14, 2010</text:date><text:change-end text:change-id="ct1009491072"/></text:p>
            </table:table-cell>
            <table:table-cell table:style-name="Table1.C1" office:value-type="string">
              <text:p text:style-name="MP7"><text:change text:change-id="ct1053294208"/><text:change-start text:change-id="ct1053294336"/>Preliminary<text:change-end text:change-id="ct1053294336"/></text:p>
            </table:table-cell>
          </table:table-row>
        </table:table>
        <text:p text:style-name="Header"/>
      </style:header>
      <style:footer>
        <text:tracked-changes>
          <text:changed-region text:id="ct105327472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05329502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05328416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053274720"/><text:change-start text:change-id="ct1053295024"/><text:span text:style-name="MT5">10</text:span><text:change-end text:change-id="ct1053295024"/><text:span text:style-name="MT5">, by J. Day, D. Harris, B. Jacobsen, </text:span><text:change text:change-id="ct1053284160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1:41.99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Message Network Standard</dc:title>
    <meta:initial-creator>Alex Shepherd</meta:initial-creator>
    <meta:creation-date>2009-01-22T07:11:27</meta:creation-date>
    <meta:editing-cycles>64</meta:editing-cycles>
    <meta:editing-duration>PT11H46M23S</meta:editing-duration>
    <meta:generator>OpenOffice.org/3.2$Unix OpenOffice.org_project/320m18$Build-9502</meta:generator>
    <dc:date>2010-10-14T08:41:42</dc:date>
    <dc:creator>Bob Jacobsen</dc:creator>
    <meta:keyword>OpenLCB-TCP Message Network</meta:keyword>
    <meta:document-statistic meta:table-count="1" meta:image-count="1" meta:object-count="0" meta:page-count="1" meta:paragraph-count="37" meta:word-count="239" meta:character-count="1540"/>
    <meta:user-defined meta:name="Info 1"/>
    <meta:user-defined meta:name="Info 2"/>
    <meta:user-defined meta:name="Info 3"/>
    <meta:user-defined meta:name="Info 4"/>
  </office:meta>
</office:document-meta>
</file>